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c9211e" loext:opacity="100%" fo:font-size="15pt" fo:font-style="italic" style:text-underline-style="solid" style:text-underline-width="auto" style:text-underline-color="font-color" fo:font-weight="bold" officeooo:rsid="000c7d85" officeooo:paragraph-rsid="000c7d85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Heading_20_3">
      <style:text-properties fo:color="#158466" loext:opacity="100%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9"/>
    <style:style style:name="P12" style:family="paragraph" style:parent-style-name="Text_20_body" style:list-style-name="L18"/>
    <style:style style:name="P13" style:family="paragraph" style:parent-style-name="Text_20_body" style:list-style-name="L19"/>
    <style:style style:name="P14" style:family="paragraph" style:parent-style-name="Text_20_body" style:list-style-name="L20"/>
    <style:style style:name="P15" style:family="paragraph" style:parent-style-name="Text_20_body" style:list-style-name="L21"/>
    <style:style style:name="P16" style:family="paragraph" style:parent-style-name="Text_20_body" style:list-style-name="L22"/>
    <style:style style:name="P17" style:family="paragraph" style:parent-style-name="Text_20_body" style:list-style-name="L23"/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 style:list-style-name="L24"/>
    <style:style style:name="P20" style:family="paragraph" style:parent-style-name="Text_20_body" style:list-style-name="L25"/>
    <style:style style:name="P21" style:family="paragraph" style:parent-style-name="Text_20_body" style:list-style-name="L26"/>
    <style:style style:name="P22" style:family="paragraph" style:parent-style-name="Text_20_body" style:list-style-name="L27"/>
    <style:style style:name="P23" style:family="paragraph" style:parent-style-name="Text_20_body" style:list-style-name="L28"/>
    <style:style style:name="P24" style:family="paragraph" style:parent-style-name="Text_20_body" style:list-style-name="L29"/>
    <style:style style:name="P25" style:family="paragraph" style:parent-style-name="Text_20_body" style:list-style-name="L30"/>
    <style:style style:name="P26" style:family="paragraph" style:parent-style-name="Text_20_body" style:list-style-name="L31"/>
    <style:style style:name="T1" style:family="text">
      <style:text-properties officeooo:rsid="00138c03"/>
    </style:style>
    <style:style style:name="T2" style:family="text">
      <style:text-properties officeooo:rsid="001680f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p text:style-name="P1">LES DIFFERENTS TYPES DE TESTS</text:p>
      <text:h text:style-name="P2" text:outline-level="3">1. Tests fonctionnels</text:h>
      <text:p text:style-name="P3">Ces tests, c’est pour vérifier que tout marche , selon ce qu’on a prévu.</text:p>
      <text:list xml:id="list2476343378" text:style-name="L1">
        <text:list-item>
          <text:p text:style-name="P4"><text:span text:style-name="Strong_20_Emphasis">Navigation et recherche de produits :</text:span> Tester que les filtres (prix, catégorie, marque) fonctionnent correctement et retournent les bons résultats.</text:p>
        </text:list-item>
        <text:list-item text:style-override="L18">
          <text:p text:style-name="P12"><text:span text:style-name="Strong_20_Emphasis">Fiche produit :</text:span> Vérifier que toutes les informations (image, prix, stock) s'affichent bien et que le bouton "Ajouter au panier" fonctionne.</text:p>
        </text:list-item>
        <text:list-item text:style-override="L19">
          <text:p text:style-name="P13"><text:span text:style-name="Strong_20_Emphasis">Gestion du panier :</text:span> S’assurer qu’on peut ajouter, modifier, supprimer des articles sans erreur.</text:p>
        </text:list-item>
        <text:list-item text:style-override="L20">
          <text:p text:style-name="P14"><text:span text:style-name="Strong_20_Emphasis">Passage de commande :</text:span> Vérifier que toutes les étapes (adresse, livraison, paiement) sont respectées.</text:p>
        </text:list-item>
        <text:list-item text:style-override="L21">
          <text:p text:style-name="P15"><text:span text:style-name="Strong_20_Emphasis">Création de compte et espace client :</text:span> Tester l’inscription, la connexion, la récupération de mot de passe.</text:p>
        </text:list-item>
        <text:list-item text:style-override="L22">
          <text:p text:style-name="P16"><text:span text:style-name="Strong_20_Emphasis">Historique des commandes :</text:span> Vérifier que les anciennes commandes sont bien listées avec les bonnes infos.</text:p>
        </text:list-item>
        <text:list-item text:style-override="L23">
          <text:p text:style-name="P17"><text:span text:style-name="Strong_20_Emphasis">Gestion admin :</text:span> Vérifier que les administrateurs peuvent ajouter, modifier ou supprimer des produits, et suivre les commandes.</text:p>
        </text:list-item>
      </text:list>
      <text:h text:style-name="P2" text:outline-level="3">2. Tests de performance</text:h>
      <text:p text:style-name="P3">On vérifie que le site tient la charge, surtout en cas de forte <text:span text:style-name="T2">utilisation</text:span> (fêtes, etc.).</text:p>
      <text:list text:style-name="L24">
        <text:list-item>
          <text:p text:style-name="P19">Tester le temps de réponse pour charger une page produit ou le panier.</text:p>
        </text:list-item>
        <text:list-item>
          <text:p text:style-name="P19">Simuler 100+ utilisateurs simultanés pour voir si le serveur tient.</text:p>
        </text:list-item>
        <text:list-item>
          <text:p text:style-name="P19">Tester le chargement du catalogue contenant plusieurs centaines de produits.</text:p>
        </text:list-item>
      </text:list>
      <text:h text:style-name="P2" text:outline-level="3">3. Tests de sécurité</text:h>
      <text:p text:style-name="P3">Tech-Varotra doit garantir la sécurité des données utilisateurs et des paiements.</text:p>
      <text:list text:style-name="L25">
        <text:list-item>
          <text:p text:style-name="P20"><text:span text:style-name="Strong_20_Emphasis">Connexion avec faux identifiants :</text:span> Pour s’assurer qu’aucune faille d’authentification n’existe.</text:p>
        </text:list-item>
        <text:list-item>
          <text:p text:style-name="P20"><text:span text:style-name="Strong_20_Emphasis">Injection SQL / XSS :</text:span> Vérifier que les champs de recherche ou formulaire ne laissent pas passer du code malveillant.</text:p>
        </text:list-item>
        <text:list-item>
          <text:p text:style-name="P20"><text:span text:style-name="Strong_20_Emphasis">Accès non autorisé :</text:span> Vérifier qu’un client ne peut pas accéder à l’interface admin.</text:p>
        </text:list-item>
        <text:list-item>
          <text:p text:style-name="P20"><text:span text:style-name="Strong_20_Emphasis">Protection des données :</text:span> Test sur le chiffrement des mots de passe et sécurisation des paiements.</text:p>
        </text:list-item>
      </text:list>
      <text:h text:style-name="P2" text:outline-level="3">4. Tests d’intégration</text:h>
      <text:p text:style-name="P3">On teste si tous les composants (front, back, base de données, paiement) marchent bien ensemble.</text:p>
      <text:list text:style-name="L26">
        <text:list-item>
          <text:p text:style-name="P21"><text:soft-page-break/>Vérifier l’intégration entre le panier et le paiement.</text:p>
        </text:list-item>
        <text:list-item>
          <text:p text:style-name="P21">Vérifier que les commandes apparaissent bien côté client ET côté admin.</text:p>
        </text:list-item>
        <text:list-item>
          <text:p text:style-name="P21">Tester l’envoi automatique des emails de confirmation après une commande.</text:p>
        </text:list-item>
      </text:list>
      <text:p text:style-name="P3"/>
      <text:h text:style-name="P2" text:outline-level="3">5. Tests de charge et de stress</text:h>
      <text:p text:style-name="P3">On pousse le site à bout pour observer son comportement.</text:p>
      <text:list text:style-name="L27">
        <text:list-item>
          <text:p text:style-name="P22">Simuler des pics de trafic (ex : 500 connexions en même temps).</text:p>
        </text:list-item>
        <text:list-item>
          <text:p text:style-name="P22">Lancer une série de commandes à la chaîne pour tester la stabilité.</text:p>
        </text:list-item>
        <text:list-item>
          <text:p text:style-name="P22">Vérifier la réaction du site en cas d’indisponibilité du serveur de paiement.</text:p>
        </text:list-item>
      </text:list>
      <text:p text:style-name="P3"/>
      <text:h text:style-name="P2" text:outline-level="3">6. Tests d’interface utilisateur (UI)</text:h>
      <text:p text:style-name="P3">Le site doit être agréable et simple à utiliser.</text:p>
      <text:list text:style-name="L28">
        <text:list-item>
          <text:p text:style-name="P23">Vérifier que les boutons, champs de formulaire, menus fonctionnent correctement.</text:p>
        </text:list-item>
        <text:list-item>
          <text:p text:style-name="P23">Tester la cohérence des couleurs, polices, icônes.</text:p>
        </text:list-item>
        <text:list-item>
          <text:p text:style-name="P23">Vérifier la clarté des messages d’erreur.</text:p>
        </text:list-item>
      </text:list>
      <text:p text:style-name="P3"/>
      <text:h text:style-name="P2" text:outline-level="3">7. Tests de compatibilité</text:h>
      <text:p text:style-name="P3">Tech-Varotra doit être accessible sur tous types d’appareils.</text:p>
      <text:list text:style-name="L29">
        <text:list-item>
          <text:p text:style-name="P24">Tester le site sur Chrome, Firefox, Safari, et mobile.</text:p>
        </text:list-item>
        <text:list-item>
          <text:p text:style-name="P24">Vérifier l’affichage sur différentes tailles d’écran.</text:p>
        </text:list-item>
        <text:list-item>
          <text:p text:style-name="P24">Tester le fonctionnement avec une connexion lente.</text:p>
        </text:list-item>
      </text:list>
      <text:p text:style-name="P3"/>
      <text:h text:style-name="P2" text:outline-level="3">8. Tests de régression</text:h>
      <text:p text:style-name="P3">À chaque mise à jour, il faut revérifier que les anciennes fonctionnalités n’ont pas été cassées.</text:p>
      <text:list text:style-name="L30">
        <text:list-item>
          <text:p text:style-name="P25">Refaire les tests sur la création de compte, le panier, le paiement, etc.</text:p>
        </text:list-item>
        <text:list-item>
          <text:p text:style-name="P25">Vérifier les anciennes commandes dans l’espace client après un déploiement.</text:p>
        </text:list-item>
      </text:list>
      <text:p text:style-name="P3"/>
      <text:h text:style-name="P2" text:outline-level="3">9. Tests d’acceptation utilisateur (UAT)</text:h>
      <text:p text:style-name="P3">Faire tester le site par des utilisateurs réels.</text:p>
      <text:list text:style-name="L31">
        <text:list-item>
          <text:p text:style-name="P26">Demander à des clients de faire une commande complète et donner leur ressenti.</text:p>
        </text:list-item>
        <text:list-item>
          <text:p text:style-name="P26"><text:soft-page-break/>Demander à un administrateur de gérer des produits et suivre les commandes.</text:p>
        </text:list-item>
        <text:list-item>
          <text:p text:style-name="P26">Recueillir les retours pour améliorer l’ergonomie ou corriger des bugs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8:17.480890878</meta:creation-date>
    <meta:generator>LibreOffice/24.2.7.2$Linux_X86_64 LibreOffice_project/420$Build-2</meta:generator>
    <dc:date>2025-04-30T00:23:03.287982903</dc:date>
    <meta:editing-duration>PT1H14M53S</meta:editing-duration>
    <meta:editing-cycles>4</meta:editing-cycles>
    <meta:document-statistic meta:table-count="0" meta:image-count="0" meta:object-count="0" meta:page-count="3" meta:paragraph-count="50" meta:word-count="564" meta:character-count="3475" meta:non-whitespace-character-count="2992"/>
  </office:meta>
</office:document-meta>
</file>